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81141" officeooo:paragraph-rsid="00081141"/>
    </style:style>
    <style:style style:name="P2" style:family="paragraph" style:parent-style-name="Standard">
      <style:text-properties officeooo:rsid="0009ba74" officeooo:paragraph-rsid="00081141"/>
    </style:style>
    <style:style style:name="P3" style:family="paragraph" style:parent-style-name="Standard">
      <style:text-properties officeooo:rsid="000c59ca" officeooo:paragraph-rsid="000c59ca"/>
    </style:style>
    <style:style style:name="P4" style:family="paragraph" style:parent-style-name="Standard">
      <style:text-properties officeooo:rsid="000e353b" officeooo:paragraph-rsid="000fd552"/>
    </style:style>
    <style:style style:name="P5" style:family="paragraph" style:parent-style-name="Standard">
      <style:text-properties officeooo:rsid="000e353b" officeooo:paragraph-rsid="0011c91a"/>
    </style:style>
    <style:style style:name="P6" style:family="paragraph" style:parent-style-name="Standard">
      <style:text-properties officeooo:rsid="000e353b" officeooo:paragraph-rsid="00125dc1"/>
    </style:style>
    <style:style style:name="P7" style:family="paragraph" style:parent-style-name="Standard">
      <style:text-properties officeooo:rsid="000e353b" officeooo:paragraph-rsid="0012e713"/>
    </style:style>
    <style:style style:name="P8" style:family="paragraph" style:parent-style-name="Standard">
      <style:text-properties officeooo:rsid="000e353b" officeooo:paragraph-rsid="0016858f"/>
    </style:style>
    <style:style style:name="P9" style:family="paragraph" style:parent-style-name="Standard">
      <style:text-properties officeooo:rsid="000e353b" officeooo:paragraph-rsid="001ae369"/>
    </style:style>
    <style:style style:name="P10" style:family="paragraph" style:parent-style-name="Standard">
      <style:text-properties officeooo:rsid="000e353b" officeooo:paragraph-rsid="001cbe8c"/>
    </style:style>
    <style:style style:name="P11" style:family="paragraph" style:parent-style-name="Standard">
      <style:text-properties officeooo:rsid="000e353b" officeooo:paragraph-rsid="001cfcb6"/>
    </style:style>
    <style:style style:name="P12" style:family="paragraph" style:parent-style-name="Standard">
      <style:text-properties officeooo:rsid="000e353b" officeooo:paragraph-rsid="001fa3db"/>
    </style:style>
    <style:style style:name="P13" style:family="paragraph" style:parent-style-name="Standard">
      <style:text-properties officeooo:rsid="000e353b" officeooo:paragraph-rsid="00216a45"/>
    </style:style>
    <style:style style:name="P14" style:family="paragraph" style:parent-style-name="Standard">
      <style:text-properties officeooo:rsid="000e353b" officeooo:paragraph-rsid="0021dda2"/>
    </style:style>
    <style:style style:name="P15" style:family="paragraph" style:parent-style-name="Standard">
      <style:text-properties officeooo:rsid="000e353b" officeooo:paragraph-rsid="00222057"/>
    </style:style>
    <style:style style:name="P16" style:family="paragraph" style:parent-style-name="Standard">
      <style:text-properties officeooo:rsid="000e353b" officeooo:paragraph-rsid="0024c688"/>
    </style:style>
    <style:style style:name="P17" style:family="paragraph" style:parent-style-name="Standard">
      <style:text-properties officeooo:rsid="000e353b" officeooo:paragraph-rsid="00269bca"/>
    </style:style>
    <style:style style:name="P18" style:family="paragraph" style:parent-style-name="Standard">
      <style:text-properties officeooo:rsid="000e353b" officeooo:paragraph-rsid="002853be"/>
    </style:style>
    <style:style style:name="T1" style:family="text">
      <style:text-properties officeooo:rsid="000fd552"/>
    </style:style>
    <style:style style:name="T2" style:family="text">
      <style:text-properties officeooo:rsid="0011c91a"/>
    </style:style>
    <style:style style:name="T3" style:family="text">
      <style:text-properties officeooo:rsid="00125dc1"/>
    </style:style>
    <style:style style:name="T4" style:family="text">
      <style:text-properties officeooo:rsid="0012e713"/>
    </style:style>
    <style:style style:name="T5" style:family="text">
      <style:text-properties officeooo:rsid="0014c4e9"/>
    </style:style>
    <style:style style:name="T6" style:family="text">
      <style:text-properties officeooo:rsid="0016858f"/>
    </style:style>
    <style:style style:name="T7" style:family="text">
      <style:text-properties officeooo:rsid="00185c99"/>
    </style:style>
    <style:style style:name="T8" style:family="text">
      <style:text-properties officeooo:rsid="00192a7c"/>
    </style:style>
    <style:style style:name="T9" style:family="text">
      <style:text-properties officeooo:rsid="001ae369"/>
    </style:style>
    <style:style style:name="T10" style:family="text">
      <style:text-properties officeooo:rsid="001cbe8c"/>
    </style:style>
    <style:style style:name="T11" style:family="text">
      <style:text-properties officeooo:rsid="001cfcb6"/>
    </style:style>
    <style:style style:name="T12" style:family="text">
      <style:text-properties officeooo:rsid="001e4818"/>
    </style:style>
    <style:style style:name="T13" style:family="text">
      <style:text-properties officeooo:rsid="001f2aea"/>
    </style:style>
    <style:style style:name="T14" style:family="text">
      <style:text-properties officeooo:rsid="001fa3db"/>
    </style:style>
    <style:style style:name="T15" style:family="text">
      <style:text-properties officeooo:rsid="00216a45"/>
    </style:style>
    <style:style style:name="T16" style:family="text">
      <style:text-properties officeooo:rsid="0021c176"/>
    </style:style>
    <style:style style:name="T17" style:family="text">
      <style:text-properties officeooo:rsid="0021dda2"/>
    </style:style>
    <style:style style:name="T18" style:family="text">
      <style:text-properties officeooo:rsid="00222057"/>
    </style:style>
    <style:style style:name="T19" style:family="text">
      <style:text-properties officeooo:rsid="0023ffd7"/>
    </style:style>
    <style:style style:name="T20" style:family="text">
      <style:text-properties officeooo:rsid="0024c688"/>
    </style:style>
    <style:style style:name="T21" style:family="text">
      <style:text-properties officeooo:rsid="00250382"/>
    </style:style>
    <style:style style:name="T22" style:family="text">
      <style:text-properties officeooo:rsid="00267377"/>
    </style:style>
    <style:style style:name="T23" style:family="text">
      <style:text-properties officeooo:rsid="00269bca"/>
    </style:style>
    <style:style style:name="T24" style:family="text">
      <style:text-properties officeooo:rsid="002853be"/>
    </style:style>
    <style:style style:name="T25" style:family="text">
      <style:text-properties officeooo:rsid="0028da6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hematical Markup Language </text:p>
      <text:p text:style-name="P2"/>
      <text:p text:style-name="P3">World Wide Web pages and their main publishing language, HTML, provide many ways to present desired information to the user. However, presenting mathematics is not so easy and straightforward. There aren't any special tags in the HTML specification for including mathematics. In most cases mathematical equations are presented in the form of an image. On one hand this approach renders the equation the same way in every web browser, on the other hand there is no way to copy the equation for further use, not to mention editing the equation. </text:p>
      <text:p text:style-name="P4">MathML was specifically created to circumvent this obstacle. It was therefore designed to be used in web pages alongside HTML. It follows that MathML is an application of XML with <text:span text:style-name="T3">a </text:span>special set of tags used to capture the content, structure and even presentation details of mathematical equations. <text:span text:style-name="T1">In April 1998</text:span> <text:span text:style-name="T1">MathML became the recommendation of the W3C working group for including mathematics into web pages.</text:span></text:p>
      <text:p text:style-name="P4"/>
      <text:p text:style-name="P4"/>
      <text:p text:style-name="P5"><text:span text:style-name="T2">Structure</text:span></text:p>
      <text:p text:style-name="P5"><text:span text:style-name="T2"/></text:p>
      <text:p text:style-name="P6"><text:span text:style-name="T3">MathML as an application of XML consists of a tree of nodes. Each node is either empty, has textual value or has a list of descendant nodes. To provide additional information, a node can have an arbitrary amount of attributes, key – value pairs. Each MathML tree has to have a root node named math that belongs to the MathML namespace (</text:span><text:a xlink:type="simple" xlink:href="http://www.w3.org/1998/Math/MathML"><text:span text:style-name="T3">http://www.w3.org/1998/Math/MathML</text:span></text:a><text:span text:style-name="T3">). </text:span><text:span text:style-name="T4">Also it is important not to forget to include XML declaration and MathML doctype declaration. </text:span></text:p>
      <text:p text:style-name="P8"><text:span text:style-name="T5">MathML comes two distinct sets of tags. For the visual form of equations there are Presentation MathML tags, Content MathML tags focus on the semantics and meaning of formulas. </text:span><text:span text:style-name="T6">Depending on the intended purpose, a MathML tree can contain both the Presentation and Content tags or only one of them</text:span><text:span text:style-name="T7">.</text:span></text:p>
      <text:p text:style-name="P8"><text:span text:style-name="T5"/></text:p>
      <text:p text:style-name="P8"><text:span text:style-name="T5">Presentation tags are being used primarily by web browsers to display mathematical expressions to the users, Content tags are important for further processing of expressions by specialized mathematical programs. </text:span></text:p>
      <text:p text:style-name="P7"><text:span text:style-name="T4"/></text:p>
      <text:p text:style-name="P8"><text:span text:style-name="T6">Presentation MathML</text:span></text:p>
      <text:p text:style-name="P9"><text:span text:style-name="T6">The main focus of </text:span><text:span text:style-name="T7">the</text:span><text:span text:style-name="T6"> Presentation MathML is displaying the equation. For this purpose there are around thirty elements, all starting with the prefix “m”. </text:span><text:span text:style-name="T9">Elements are divided into two classes, first of which is called </text:span><text:span text:style-name="T7">tokens. </text:span><text:span text:style-name="T9">It consist of elements that represent individual content and do not contain other nested elements</text:span><text:span text:style-name="T8">. These include: </text:span></text:p>
      <text:p text:style-name="P9"><text:span text:style-name="T9">&lt;mi&gt;x&lt;/mi&gt; - identifiers,</text:span></text:p>
      <text:p text:style-name="P9"><text:span text:style-name="T9">&lt;mn&gt;2&lt;/mn&gt; - numbers,</text:span></text:p>
      <text:p text:style-name="P9"><text:span text:style-name="T9">&lt;mo&gt;+&lt;/mo&gt; - operators, fences, separators,</text:span></text:p>
      <text:p text:style-name="P9"><text:span text:style-name="T9">&lt;mtext&gt;free text&lt;/mtext&gt; - text.</text:span></text:p>
      <text:p text:style-name="P13"><text:span text:style-name="T15">The content of the token can of course be expressed in more than one character (&lt;mo&gt;sin&lt;/mo&gt;) or with an XML and HTML character entities, for example &amp;#62; and &amp;gt; have the same meaning as &gt;, greater than. </text:span><text:span text:style-name="T16">It is completely up to the user which notation he will choose.</text:span></text:p>
      <text:p text:style-name="P9"><text:span text:style-name="T10">Even though nesting </text:span><text:span text:style-name="T14">of </text:span><text:span text:style-name="T10">other elements in tokens is not allowed, t</text:span><text:span text:style-name="T9">here are exceptions. </text:span><text:span text:style-name="T10">F</text:span><text:span text:style-name="T9">or example HTML5 allows almost any HTML inline tags inside the mtext element. </text:span><text:span text:style-name="T10">So</text:span><text:span text:style-name="T9"> &lt;mtext&gt;&lt;b&gt;free&lt;/b&gt; text&lt;/mtext&gt; would be rendered with the bold word free. </text:span></text:p>
      <text:p text:style-name="P10"><text:span text:style-name="T10">The other class of elments is layout schemata. </text:span><text:span text:style-name="T11">This collection of</text:span><text:span text:style-name="T10"> elements </text:span><text:span text:style-name="T11">is</text:span><text:span text:style-name="T10"> further divided into </text:span><text:span text:style-name="T11">following groups:</text:span><text:span text:style-name="T10"> General Layout, Script and Limit, Tabular Math and Elementary Math schemata.</text:span></text:p>
      <text:p text:style-name="P11"><text:span text:style-name="T11">We can thought of the layout schemata as a form of expression constructors, </text:span><text:span text:style-name="T12">that </text:span><text:span text:style-name="T11">specify </text:span><text:span text:style-name="T12">the way in </text:span><text:soft-page-break/><text:span text:style-name="T12">which sub-expression are constructed into larger expressions, starting with tokens and ending with the math element. </text:span><text:span text:style-name="T13">Therefore elements belonging to layout schemata class do not contain any characters, only other nested elements (layout schemata or tokens). </text:span></text:p>
      <text:p text:style-name="P12"><text:span text:style-name="T14">MathML provides over fifty attributes for fine tuning of expressions, like setting colors, dimensions, alignments and many others.</text:span></text:p>
      <text:p text:style-name="P11"><text:span text:style-name="T11"/></text:p>
      <text:p text:style-name="P14"><text:span text:style-name="T17">Content MathML</text:span></text:p>
      <text:p text:style-name="P15"><text:span text:style-name="T18">Mathematical notation, rigorous as it is, is still not standardized around the world and there are many differen</text:span><text:span text:style-name="T19">t ways of </text:span><text:span text:style-name="T18">writing mathematical expressions based on cultural </text:span><text:span text:style-name="T19">customs. Even simple multiplication operation can be written as x*y, xy, x times y, x x y. In many situations there's no need to </text:span><text:span text:style-name="T20">actually </text:span><text:span text:style-name="T19">render the expression, </text:span><text:span text:style-name="T20">only the underlying meaning is important. For this reason Content MathML provides a framework and </text:span><text:span text:style-name="T21">a </text:span><text:span text:style-name="T20">markup language that capture the semantics of mathematical expressions.</text:span></text:p>
      <text:p text:style-name="P18"><text:span text:style-name="T21">The structure of Content MathML tree is based on a very simple principle – applying an operator to sub-expressions. For example the quotient x/y can be thought of as applying the division operator to two arguments x and y. It follows that the cornerstone of Content MathML is the function application element &lt;apply&gt;. <text:s/>The first child of the &lt;apply&gt; element signifies the operator, which can be an &lt;apply&gt; element again, </text:span><text:span text:style-name="T22">and the rest of the &lt;apply&gt; element direct descendants are arguments to which the operator is applied. </text:span><text:span text:style-name="T24">Token elements &lt;ci&gt; and &lt;cn&gt; are available to represent numbers and variables respectively. </text:span></text:p>
      <text:p text:style-name="P17"><text:span text:style-name="T22">Content MathML provides two ways of defining the operator. The first one is a set of more than 100 elements, each </text:span><text:span text:style-name="T23">corresponding to some mathematical operator. For example for the addition operator there is &lt;plus&gt;, for logical xor &lt;xor&gt; and so on. Then there is the second way, the element &lt;csymbol&gt;. This element contains a textual representation of the operator, that is bound to a definition in a content dictionary referenced by either the attribute cd or definitionURL. External content dictionaries are important for communication between agents and there exist several public repositories of mathematical definitions. Most notable is the OpenMath Society repository. </text:span></text:p>
      <text:p text:style-name="P18"><text:span text:style-name="T24">In MathML 3, a subset of Content MathML elements is defined: Strict Content MathML. This uses only minimal, but sufficient, amount of elements, most importantly allows only the usage of &lt;csymbol&gt; element for defining operators. </text:span><text:span text:style-name="T25">Strict Content MathML is designed to be compatible with OpenMath standard.</text:span></text:p>
      <text:p text:style-name="P16"><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0T13:25:17.70</meta:creation-date>
    <dc:date>2013-04-01T20:15:42.99</dc:date>
    <meta:editing-duration>P1DT7H16M38S</meta:editing-duration>
    <meta:editing-cycles>11</meta:editing-cycles>
    <meta:generator>LibreOffice/3.6$Windows_x86 LibreOffice_project/e29a214-2bbed72-0621de6-a97528c-8f066d</meta:generator>
    <meta:document-statistic meta:table-count="0" meta:image-count="0" meta:object-count="0" meta:page-count="2" meta:paragraph-count="23" meta:word-count="905" meta:character-count="5752" meta:non-whitespace-character-count="4860"/>
  </office:meta>
</office:document-meta>
</file>